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Roboto Th" svg:font-family="'Roboto Th'"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erif" officeooo:rsid="0009dff9" officeooo:paragraph-rsid="0009dff9"/>
    </style:style>
    <style:style style:name="P2" style:family="paragraph" style:parent-style-name="Standard">
      <style:paragraph-properties fo:text-align="center" style:justify-single-word="false"/>
      <style:text-properties style:font-name="Liberation Serif" officeooo:rsid="0009dff9" officeooo:paragraph-rsid="0009dff9"/>
    </style:style>
    <style:style style:name="P3" style:family="paragraph" style:parent-style-name="Standard">
      <style:paragraph-properties fo:text-align="start" style:justify-single-word="false"/>
      <style:text-properties style:font-name="Liberation Serif" officeooo:rsid="0009dff9" officeooo:paragraph-rsid="0009dff9"/>
    </style:style>
    <style:style style:name="P4" style:family="paragraph" style:parent-style-name="Standard">
      <style:paragraph-properties fo:text-align="justify" style:justify-single-word="false"/>
      <style:text-properties style:font-name="Liberation Serif" officeooo:rsid="0009dff9" officeooo:paragraph-rsid="0009dff9"/>
    </style:style>
    <style:style style:name="P5" style:family="paragraph" style:parent-style-name="Standard">
      <style:paragraph-properties fo:text-align="center" style:justify-single-word="false"/>
      <style:text-properties style:font-name="Liberation Serif" fo:font-size="13pt" officeooo:rsid="0009dff9" officeooo:paragraph-rsid="0009dff9" style:font-size-asian="13pt" style:font-size-complex="13pt"/>
    </style:style>
    <style:style style:name="P6" style:family="paragraph" style:parent-style-name="Standard">
      <style:paragraph-properties fo:text-align="justify" style:justify-single-word="false"/>
      <style:text-properties style:font-name="Liberation Serif" officeooo:rsid="000a62b9" officeooo:paragraph-rsid="000a62b9"/>
    </style:style>
    <style:style style:name="P7" style:family="paragraph" style:parent-style-name="Standard">
      <style:paragraph-properties fo:text-align="justify" style:justify-single-word="false"/>
      <style:text-properties style:font-name="Liberation Serif" fo:font-style="normal" officeooo:rsid="000a62b9" officeooo:paragraph-rsid="000a62b9"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b2f8"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ias Gradaive</text:p>
      <text:p text:style-name="P1">Mamadian Diallo</text:p>
      <text:p text:style-name="P1"/>
      <text:p text:style-name="P5">PPAR GPU lab 1 &amp; 2</text:p>
      <text:p text:style-name="P2"/>
      <text:p text:style-name="P3">1.</text:p>
      <text:p text:style-name="P3">Voir <text:span text:style-name="T1">log_2_series</text:span></text:p>
      <text:p text:style-name="P3"/>
      <text:p text:style-name="P3">2.</text:p>
      <text:p text:style-name="P4">Plus i est grand, plus la valeur de (+-1)/(i+1) est petite et necessite de la précision.</text:p>
      <text:p text:style-name="P4">Quand le calcul est effectué avec des valeures de i décroissante, quand les valeurs de i sont grandes, la somme est encore composée uniquement de ces petits nombres necessitant de la précision.</text:p>
      <text:p text:style-name="P4">Quand le calcul est effectué avec des valeures de i croissante, la somme contient dejà les premiers résultats, qui sont bien plus grands que les résultats avec i proche de n.</text:p>
      <text:p text:style-name="P4">Il y a donc moins de bits pouvant être dédiés à la précision du nombre flottant.</text:p>
      <text:p text:style-name="P4"/>
      <text:p text:style-name="P4">3. 4. 5. 6.</text:p>
      <text:p text:style-name="P4">Les deux méthodes sont implémentées dans <text:span text:style-name="T1">summation_kernel.cu. </text:span><text:span text:style-name="T2">Voir </text:span><text:span text:style-name="T1">summation_kernel</text:span><text:span text:style-name="T2"> et </text:span><text:span text:style-name="T1">summation_kernel2.</text:span></text:p>
      <text:p text:style-name="P4"><text:span text:style-name="T2">En utilisant le GPU, le calcul est réalisé 6 fois plus performants </text:span><text:span text:style-name="T3">(on passe de 0.95s à 0.14s)</text:span><text:span text:style-name="T2">. Sur le GPU, les calculs sont parallélisés sur plusieurs dizaines de threads.</text:span></text:p>
      <text:p text:style-name="P4"/>
      <text:p text:style-name="P4"><text:span text:style-name="T2">7.</text:span></text:p>
      <text:p text:style-name="P4"><text:span text:style-name="T2">Les meilleurs résultats ont été obtenus avec 8 bloc dans la grille et 512 thread par bloc.</text:span></text:p>
      <text:p text:style-name="P4"/>
      <text:p text:style-name="P6"><text:span text:style-name="T2">8.</text:span></text:p>
      <text:p text:style-name="P6"><text:span text:style-name="T2">Lorsque chaque thread à terminé sa somme, nous pouvons faire communiquer entre eux tous les threads au sein des blocs. On effectue alors la somme des résultats des threads de chaque bloc avec une réduction.</text:span></text:p>
      <text:p text:style-name="P6"><text:span text:style-name="T2">Les threads ne renvoient donc plus de résultats au CPU, seuls les blocs le font. Cela divise le nombre de valeurs retournées par 512.</text:span></text:p>
      <text:p text:style-name="P6"><text:span text:style-name="T2">Voir </text:span><text:span text:style-name="T1">reduced_summation_kernel</text:span></text:p>
      <text:p text:style-name="P6"/>
      <text:p text:style-name="P7">9.</text:p>
      <text:p text:style-name="P7">Lorsque chaque bloc à retourné sont résultat au CPU, ce dernier renvoie l'ensemble des résultats au GPU pour effectuer leur somme.</text:p>
      <text:p text:style-name="P7">Voir <text:s/><text:span text:style-name="T1">reduced_array_summ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Roboto Th" svg:font-family="'Roboto Th'" style:font-pitch="variable"/>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meta:initial-creator>
    <meta:creation-date>2015-03-27T01:18:36.088608051</meta:creation-date>
    <dc:date>2015-03-27T01:39:52.937813461</dc:date>
    <dc:creator>Matthias </dc:creator>
    <meta:editing-duration>PT7M40S</meta:editing-duration>
    <meta:editing-cycles>6</meta:editing-cycles>
    <meta:generator>LibreOffice/4.2.7.2$Linux_X86_64 LibreOffice_project/420m0$Build-2</meta:generator>
    <meta:document-statistic meta:table-count="0" meta:image-count="0" meta:object-count="0" meta:page-count="1" meta:paragraph-count="22" meta:word-count="258" meta:character-count="1520" meta:non-whitespace-character-count="1280"/>
  </office:meta>
</office:document-meta>
</file>